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bbc" officeooo:paragraph-rsid="00022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layout</text:p>
      <text:p text:style-name="P1"/>
      <text:p text:style-name="P1"/>
      <text:p text:style-name="P1">Profile pic | Name / Contact info \ Quick link to Linkdein and Github</text:p>
      <text:p text:style-name="P1"><text:tab/>small section providing my school degree</text:p>
      <text:p text:style-name="P1"/>
      <text:p text:style-name="P1">About section Providing example of my work and worth in computer technician field and programmer courses</text:p>
      <text:p text:style-name="P1"/>
      <text:p text:style-name="P1">Work Experience detailing all the work I have done relating to Computer technician and programmer</text:p>
      <text:p text:style-name="P1"/>
      <text:p text:style-name="P1">Qualities and Skills</text:p>
      <text:p text:style-name="P1"/>
      <text:p text:style-name="P1">Hobbi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5T21:53:56.878000000</meta:creation-date>
    <dc:date>2023-01-15T22:26:54.650000000</dc:date>
    <meta:editing-duration>PT22M57S</meta:editing-duration>
    <meta:editing-cycles>1</meta:editing-cycles>
    <meta:document-statistic meta:table-count="0" meta:image-count="0" meta:object-count="0" meta:page-count="1" meta:paragraph-count="7" meta:word-count="57" meta:character-count="353" meta:non-whitespace-character-count="301"/>
    <meta:generator>LibreOffice/7.3.3.2$Windows_X86_64 LibreOffice_project/d1d0ea68f081ee2800a922cac8f79445e4603348</meta:generator>
  </office:meta>
</office:document-meta>
</file>